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rsid="000a18a1" officeooo:paragraph-rsid="000a18a1" style:font-weight-asian="bold" style:font-weight-complex="bold"/>
    </style:style>
    <style:style style:name="P2" style:family="paragraph" style:parent-style-name="Standard" style:list-style-name="L1">
      <style:text-properties fo:font-weight="bold" officeooo:rsid="000e54bd" officeooo:paragraph-rsid="000e54bd" style:font-weight-asian="bold" style:font-weight-complex="bold"/>
    </style:style>
    <style:style style:name="P3" style:family="paragraph" style:parent-style-name="Standard" style:list-style-name="L1">
      <style:text-properties officeooo:rsid="000a18a1" officeooo:paragraph-rsid="000a18a1"/>
    </style:style>
    <style:style style:name="P4" style:family="paragraph" style:parent-style-name="Standard" style:list-style-name="L1">
      <style:text-properties officeooo:rsid="000c0ddf" officeooo:paragraph-rsid="000c0ddf"/>
    </style:style>
    <style:style style:name="P5" style:family="paragraph" style:parent-style-name="Standard" style:list-style-name="L1">
      <style:text-properties officeooo:rsid="000cbb88" officeooo:paragraph-rsid="000cbb88"/>
    </style:style>
    <style:style style:name="P6" style:family="paragraph" style:parent-style-name="Standard" style:list-style-name="L1">
      <style:text-properties fo:color="#c9211e" officeooo:rsid="00102b3b" officeooo:paragraph-rsid="00102b3b"/>
    </style:style>
    <style:style style:name="P7" style:family="paragraph" style:parent-style-name="Standard" style:list-style-name="L1">
      <style:text-properties fo:color="#c9211e" officeooo:rsid="000da665" officeooo:paragraph-rsid="000da665"/>
    </style:style>
    <style:style style:name="P8" style:family="paragraph" style:parent-style-name="Standard" style:list-style-name="L1">
      <style:text-properties fo:color="#c9211e" style:text-underline-style="none" fo:font-weight="normal" officeooo:rsid="0012d30a" officeooo:paragraph-rsid="00130291" style:font-weight-asian="normal" style:font-weight-complex="normal"/>
    </style:style>
    <style:style style:name="P9" style:family="paragraph" style:parent-style-name="Standard" style:list-style-name="L1">
      <style:text-properties officeooo:rsid="000da665" officeooo:paragraph-rsid="000da665"/>
    </style:style>
    <style:style style:name="P10" style:family="paragraph" style:parent-style-name="Standard" style:list-style-name="L1">
      <style:text-properties fo:color="#000000" officeooo:rsid="000da665" officeooo:paragraph-rsid="000da665"/>
    </style:style>
    <style:style style:name="P11" style:family="paragraph" style:parent-style-name="Standard" style:list-style-name="L1">
      <style:text-properties fo:color="#000000" style:font-name="Liberation Serif" style:text-underline-style="none" fo:font-weight="normal" officeooo:rsid="00352d59" officeooo:paragraph-rsid="00130291" style:font-name-asian="Noto Serif CJK SC" style:font-weight-asian="normal" style:font-name-complex="Lohit Devanagari" style:font-weight-complex="normal"/>
    </style:style>
    <style:style style:name="P12" style:family="paragraph" style:parent-style-name="Standard" style:list-style-name="L1">
      <style:text-properties fo:color="#000000" style:text-underline-style="none" fo:font-weight="normal" officeooo:rsid="002e3302" officeooo:paragraph-rsid="00130291" style:font-weight-asian="normal" style:font-weight-complex="normal"/>
    </style:style>
    <style:style style:name="P13" style:family="paragraph" style:parent-style-name="Standard" style:list-style-name="L1">
      <style:text-properties style:font-name="Liberation Serif" officeooo:rsid="000e54bd" officeooo:paragraph-rsid="000e54bd" style:font-name-asian="Noto Serif CJK SC" style:font-name-complex="Lohit Devanagari"/>
    </style:style>
    <style:style style:name="P14" style:family="paragraph" style:parent-style-name="Standard">
      <style:text-properties style:font-name="Liberation Serif" officeooo:rsid="000e54bd" officeooo:paragraph-rsid="000e54bd" style:font-name-asian="Noto Serif CJK SC" style:font-name-complex="Lohit Devanagari"/>
    </style:style>
    <style:style style:name="P15" style:family="paragraph" style:parent-style-name="Standard" style:list-style-name="L1">
      <style:text-properties style:font-name="Liberation Serif" style:text-underline-style="none" fo:font-weight="normal" officeooo:rsid="0012d30a" officeooo:paragraph-rsid="00130291" style:font-name-asian="Noto Serif CJK SC" style:font-weight-asian="normal" style:font-name-complex="Lohit Devanagari" style:font-weight-complex="normal"/>
    </style:style>
    <style:style style:name="P16" style:family="paragraph" style:parent-style-name="Standard">
      <style:text-properties style:font-name="Liberation Serif" style:text-underline-style="none" fo:font-weight="normal" officeooo:rsid="0012d30a" officeooo:paragraph-rsid="00130291" style:font-name-asian="Noto Serif CJK SC" style:font-weight-asian="normal" style:font-name-complex="Lohit Devanagari" style:font-weight-complex="normal"/>
    </style:style>
    <style:style style:name="P17" style:family="paragraph" style:parent-style-name="Standard">
      <style:text-properties style:font-name="Liberation Serif" style:text-underline-style="none" fo:font-weight="normal" officeooo:rsid="0013bde2" officeooo:paragraph-rsid="00130291" style:font-name-asian="Noto Serif CJK SC" style:font-weight-asian="normal" style:font-name-complex="Lohit Devanagari" style:font-weight-complex="normal"/>
    </style:style>
    <style:style style:name="P18" style:family="paragraph" style:parent-style-name="Standard" style:list-style-name="L1">
      <style:text-properties style:font-name="Liberation Serif" style:text-underline-style="none" fo:font-weight="normal" officeooo:rsid="0013bde2" officeooo:paragraph-rsid="00130291" style:font-name-asian="Noto Serif CJK SC" style:font-weight-asian="normal" style:font-name-complex="Lohit Devanagari" style:font-weight-complex="normal"/>
    </style:style>
    <style:style style:name="P19" style:family="paragraph" style:parent-style-name="Standard" style:list-style-name="L1">
      <style:text-properties style:text-underline-style="none" fo:font-weight="normal" officeooo:rsid="0012d30a" officeooo:paragraph-rsid="00130291" style:font-weight-asian="normal" style:font-weight-complex="normal"/>
    </style:style>
    <style:style style:name="P20" style:family="paragraph" style:parent-style-name="Standard" style:list-style-name="L1">
      <style:text-properties style:text-underline-style="none" fo:font-weight="normal" officeooo:rsid="0013bde2" officeooo:paragraph-rsid="00130291" style:font-weight-asian="normal" style:font-weight-complex="normal"/>
    </style:style>
    <style:style style:name="P21" style:family="paragraph" style:parent-style-name="Standard" style:list-style-name="L1">
      <style:text-properties style:text-underline-style="none" fo:font-weight="bold" officeooo:rsid="0012d30a" officeooo:paragraph-rsid="00130291" style:font-weight-asian="bold" style:font-weight-complex="bold"/>
    </style:style>
    <style:style style:name="P22" style:family="paragraph" style:parent-style-name="Standard" style:list-style-name="L1">
      <style:text-properties style:text-underline-style="none" fo:font-weight="bold" officeooo:rsid="0013bde2" officeooo:paragraph-rsid="00130291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Serif" style:font-name-asian="Noto Serif CJK SC" style:font-name-complex="Lohit Devanagari"/>
    </style:style>
    <style:style style:name="T3" style:family="text">
      <style:text-properties style:font-name="Liberation Serif" style:text-underline-style="solid" style:text-underline-width="auto" style:text-underline-color="font-color" style:font-name-asian="Noto Serif CJK SC" style:font-name-complex="Lohit Devanagari"/>
    </style:style>
    <style:style style:name="T4" style:family="text">
      <style:text-properties fo:color="#c9211e"/>
    </style:style>
    <style:style style:name="T5" style:family="text">
      <style:text-properties fo:color="#c9211e" officeooo:rsid="0013bde2"/>
    </style:style>
    <style:style style:name="T6" style:family="text">
      <style:text-properties officeooo:rsid="0013bde2"/>
    </style:style>
    <style:style style:name="T7" style:family="text">
      <style:text-properties fo:color="#000000" officeooo:rsid="0013bde2"/>
    </style:style>
    <style:style style:name="T8" style:family="text">
      <style:text-properties officeooo:rsid="002e33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50403895" text:style-name="L1">
        <text:list-item>
          <text:p text:style-name="P1">Sub-block: <text:span text:style-name="T1">Merge reverse/forward reads</text:span></text:p>
          <text:list>
            <text:list-item>
              <text:p text:style-name="P3">Read in csv.-table</text:p>
            </text:list-item>
            <text:list-item>
              <text:p text:style-name="P4">Group rows by genome</text:p>
              <text:list>
                <text:list-item>
                  <text:p text:style-name="P4">Group rows by biosource </text:p>
                </text:list-item>
              </text:list>
            </text:list-item>
            <text:list-item>
              <text:p text:style-name="P4">Go through files biosource per biosource</text:p>
            </text:list-item>
            <text:list-item>
              <text:p text:style-name="P5">Find forward and reverse reads that go together (<text:span text:style-name="T4">how?</text:span>)</text:p>
            </text:list-item>
            <text:list-item>
              <text:p text:style-name="P6">Files already have correct names and file endings!</text:p>
            </text:list-item>
            <text:list-item>
              <text:p text:style-name="P5">check for file format</text:p>
              <text:list>
                <text:list-item>
                  <text:p text:style-name="P5">if not bigwig → convert to bigwig</text:p>
                </text:list-item>
              </text:list>
            </text:list-item>
            <text:list-item>
              <text:p text:style-name="P9">Use tool to merge files</text:p>
            </text:list-item>
            <text:list-item>
              <text:p text:style-name="P10">Delete old files</text:p>
            </text:list-item>
            <text:list-item>
              <text:p text:style-name="P10">Delete entries for old files from linkage table</text:p>
            </text:list-item>
            <text:list-item>
              <text:p text:style-name="P10">Add new entries for merged files to linkage table</text:p>
            </text:list-item>
            <text:list-item>
              <text:p text:style-name="P7">Problem(s)</text:p>
              <text:list>
                <text:list-item>
                  <text:p text:style-name="P13">Can there be experiments with only reverse OR forward read, not both? What do we do with those?</text:p>
                </text:list-item>
              </text:list>
            </text:list-item>
          </text:list>
        </text:list-item>
      </text:list>
      <text:p text:style-name="P14"/>
      <text:p text:style-name="P14"/>
      <text:list xml:id="list153506697159276" text:continue-numbering="true" text:style-name="L1">
        <text:list-item>
          <text:p text:style-name="P2"><text:span text:style-name="T2">Sub-block: </text:span><text:span text:style-name="T3">Prep for normalization</text:span></text:p>
          <text:list>
            <text:list-item>
              <text:p text:style-name="P19">Check bins in all bigWig files (bp per read/step width of reads) <text:span text:style-name="T6">(</text:span><text:span text:style-name="T5">only bigWig files?</text:span><text:span text:style-name="T7">)</text:span></text:p>
              <text:list>
                <text:list-item>
                  <text:p text:style-name="P19"><text:s/>note most often used step width, note all step widths</text:p>
                </text:list-item>
              </text:list>
            </text:list-item>
            <text:list-item>
              <text:p text:style-name="P19">Check signal range across all files for one reference genome</text:p>
              <text:list>
                <text:list-item>
                  <text:p text:style-name="P19">Check each file for lowest and highest value</text:p>
                </text:list-item>
                <text:list-item>
                  <text:p text:style-name="P8">Set different ranges?</text:p>
                </text:list-item>
                <text:list-item>
                  <text:p text:style-name="P19">Note all ranges for all files</text:p>
                </text:list-item>
                <text:list-item>
                  <text:p text:style-name="P15">Note most commonly used range</text:p>
                </text:list-item>
              </text:list>
            </text:list-item>
          </text:list>
        </text:list-item>
      </text:list>
      <text:p text:style-name="P16"/>
      <text:p text:style-name="P16"/>
      <text:list xml:id="list153505258524423" text:continue-numbering="true" text:style-name="L1">
        <text:list-item>
          <text:p text:style-name="P21">Sub-block: <text:span text:style-name="T1">Normalization</text:span></text:p>
          <text:list>
            <text:list-item>
              <text:p text:style-name="P20">Normalize bin size in bigWig files first (<text:span text:style-name="T4">how?</text:span>)</text:p>
            </text:list-item>
            <text:list-item>
              <text:p text:style-name="P20">Normalize signal strength according to most commonly used range</text:p>
              <text:list>
                <text:list-item>
                  <text:p text:style-name="P18">Figure out how different ranges can be normalized (<text:span text:style-name="T4">are there ranges that cannot be normalized to fit another specific range?</text:span>)</text:p>
                </text:list-item>
              </text:list>
            </text:list-item>
          </text:list>
        </text:list-item>
      </text:list>
      <text:p text:style-name="P17"/>
      <text:p text:style-name="P17"/>
      <text:list xml:id="list153505325108080" text:continue-numbering="true" text:style-name="L1">
        <text:list-item>
          <text:p text:style-name="P22">Notes:</text:p>
          <text:list>
            <text:list-item>
              <text:p text:style-name="P20">SAM/BAM and FastQ files do not need to be normalized</text:p>
            </text:list-item>
            <text:list-item>
              <text:p text:style-name="P12">ATAC profile files not wanted for now</text:p>
            </text:list-item>
            <text:list-item>
              <text:p text:style-name="P11"><text:span text:style-name="T8">C</text:span>heck for available tools/packages for everything and use if possibl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3:25:52.809758342</meta:creation-date>
    <dc:date>2020-12-17T15:35:05.022163703</dc:date>
    <meta:editing-duration>PT1H40M43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31" meta:word-count="252" meta:character-count="1347" meta:non-whitespace-character-count="1155"/>
  </office:meta>
</office:document-meta>
</file>